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AIZA CCARHUACHIN NAYSHA LUCE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OAIZA CCARHUACHIN, NAYSHA LUCE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7488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2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8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19:57:4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